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cd96" officeooo:paragraph-rsid="0008cd96" style:font-weight-asian="bold" style:font-weight-complex="bold"/>
    </style:style>
    <style:style style:name="P3" style:family="paragraph">
      <style:text-properties style:font-name="F" fo:font-size="12pt"/>
    </style:style>
    <style:style style:name="P4" style:family="paragraph">
      <loext:graphic-properties draw:fill-color="#ffffff"/>
      <style:text-properties style:font-name="F"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6.7547in" fo:min-width="4.86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Decode Strings:</text:p>
      <text:p text:style-name="Standard"/>
      <text:p text:style-name="P1">s5 = <text:s/>"(ab(cd){3}){2}(xy){4}"</text:p>
      <text:p text:style-name="P1">stack = [["",""]]</text:p>
      <text:p text:style-name="P1">for i in s5:</text:p>
      <text:p text:style-name="P1"><text:s text:c="2"/>if i == "(":</text:p>
      <text:p text:style-name="P1"><text:s text:c="4"/>stack.append(["",""])</text:p>
      <text:p text:style-name="P1"><text:s text:c="2"/>elif i == "}":</text:p>
      <text:p text:style-name="P1"><text:s text:c="4"/>st, num = stack.pop()</text:p>
      <text:p text:style-name="P1"><text:s text:c="4"/>stack[-1][0] += st * int(num)</text:p>
      <text:p text:style-name="P1"><text:s text:c="2"/>elif i.isdigit():</text:p>
      <text:p text:style-name="P1"><text:s text:c="4"/>stack[-1][1] += i </text:p>
      <text:p text:style-name="P1"><text:s text:c="2"/>elif i.isalpha():</text:p>
      <text:p text:style-name="P1"><text:s text:c="4"/>stack[-1][0] += i</text:p>
      <text:p text:style-name="P1"><draw:custom-shape text:anchor-type="paragraph" draw:z-index="0" draw:name="Shape1" draw:style-name="gr1" draw:text-style-name="P4" svg:width="5.3961in" svg:height="7.2815in" svg:x="1.8583in" svg:y="0.0555in"><text:p text:style-name="P3">import re</text:p><text:p text:style-name="P3"/><text:p text:style-name="P3">s1 = '(ab(c){3}d){2}'</text:p><text:p text:style-name="P3">s2 = '(ab(c(d){2}){1}e){1}'</text:p><text:p text:style-name="P3">s3 = '(ab){2}(cd){2}'</text:p><text:p text:style-name="P3">s = '(((a){3}bc){2}ef){2}'</text:p><text:p text:style-name="P3">nums = re.findall(r'[\d]+',s)</text:p><text:p text:style-name="P3"># print(nums)</text:p><text:p text:style-name="P3"/><text:p text:style-name="P3">stack = []</text:p><text:p text:style-name="P3">ans = []</text:p><text:p text:style-name="P3">i=0</text:p><text:p text:style-name="P3">while i&lt;len(s):</text:p><text:p text:style-name="P3"><text:s text:c="2"/>if s[i]==')':</text:p><text:p text:style-name="P3"><text:s text:c="4"/>substr= ""</text:p><text:p text:style-name="P3"><text:s text:c="4"/>temp = stack.pop()</text:p><text:p text:style-name="P3"><text:s text:c="4"/>while(temp!='('):</text:p><text:p text:style-name="P3"><text:s text:c="6"/>substr=temp+substr</text:p><text:p text:style-name="P3"><text:s text:c="6"/>temp = stack.pop()</text:p><text:p text:style-name="P3"><text:s text:c="4"/>nstr = substr*int(nums.pop(0))</text:p><text:p text:style-name="P3"><text:s text:c="4"/>print(nstr)</text:p><text:p text:style-name="P3"><text:s text:c="4"/>if len(stack)==0:</text:p><text:p text:style-name="P3"><text:s text:c="8"/>for j in nstr:</text:p><text:p text:style-name="P3"><text:s text:c="10"/>ans.append(j)</text:p><text:p text:style-name="P3"><text:s text:c="4"/>else:</text:p><text:p text:style-name="P3"><text:s text:c="8"/>for j in nstr:</text:p><text:p text:style-name="P3"><text:s text:c="10"/>stack.append(j)</text:p><text:p text:style-name="P3"/><text:p text:style-name="P3"><text:s text:c="2"/>elif s[i]!=')' and s[i]!='{' and s[i]!='}' <text:s/>and not s[i].isdigit():</text:p><text:p text:style-name="P3"><text:s text:c="4"/>stack.append(s[i])</text:p><text:p text:style-name="P3"><text:s text:c="2"/>i+=1</text:p><text:p text:style-name="P3"># print(stack)</text:p><text:p text:style-name="P3">print("".join(ans)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rint(stack[-1][0]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2:44:18.189456134</meta:creation-date>
    <dc:date>2021-08-11T13:10:02.489248730</dc:date>
    <meta:editing-duration>PT15M34S</meta:editing-duration>
    <meta:editing-cycles>1</meta:editing-cycles>
    <meta:document-statistic meta:table-count="0" meta:image-count="0" meta:object-count="0" meta:page-count="1" meta:paragraph-count="14" meta:word-count="41" meta:character-count="286" meta:non-whitespace-character-count="229"/>
    <meta:generator>LibreOffice/6.4.7.2$Linux_X86_64 LibreOffice_project/40$Build-2</meta:generator>
  </office:meta>
</office:document-meta>
</file>